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392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3.778cm"/>
    </style:style>
    <style:style style:name="P1" style:family="paragraph" style:parent-style-name="Text_20_body">
      <style:text-properties fo:font-weight="bold" officeooo:rsid="000aa022" officeooo:paragraph-rsid="000aa022" style:font-weight-asian="bold" style:font-weight-complex="bold"/>
    </style:style>
    <style:style style:name="P2" style:family="paragraph" style:parent-style-name="Table_20_Contents">
      <style:text-properties officeooo:rsid="000672f2" officeooo:paragraph-rsid="000672f2"/>
    </style:style>
    <style:style style:name="P3" style:family="paragraph" style:parent-style-name="Table_20_Contents">
      <style:text-properties officeooo:rsid="000672f2" officeooo:paragraph-rsid="000726da"/>
    </style:style>
    <style:style style:name="P4" style:family="paragraph" style:parent-style-name="Table_20_Contents">
      <style:text-properties officeooo:rsid="000672f2" officeooo:paragraph-rsid="00077b4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672f2" officeooo:paragraph-rsid="000672f2" style:font-weight-asian="bold" style:font-weight-complex="bold"/>
    </style:style>
    <style:style style:name="P6" style:family="paragraph" style:parent-style-name="Table_20_Contents">
      <style:text-properties officeooo:rsid="000726da" officeooo:paragraph-rsid="000726da"/>
    </style:style>
    <style:style style:name="P7" style:family="paragraph" style:parent-style-name="Table_20_Contents">
      <style:text-properties officeooo:rsid="000726da" officeooo:paragraph-rsid="00077b4e"/>
    </style:style>
    <style:style style:name="P8" style:family="paragraph" style:parent-style-name="Table_20_Contents">
      <style:text-properties officeooo:rsid="000726da" officeooo:paragraph-rsid="0009f8cf"/>
    </style:style>
    <style:style style:name="P9" style:family="paragraph" style:parent-style-name="Table_20_Contents">
      <style:text-properties officeooo:rsid="00077b4e" officeooo:paragraph-rsid="00077b4e"/>
    </style:style>
    <style:style style:name="P10" style:family="paragraph" style:parent-style-name="Table_20_Contents">
      <style:text-properties officeooo:rsid="00077b4e" officeooo:paragraph-rsid="0009f8cf"/>
    </style:style>
    <style:style style:name="P11" style:family="paragraph" style:parent-style-name="Table_20_Contents">
      <style:text-properties officeooo:rsid="000842bd" officeooo:paragraph-rsid="000842bd"/>
    </style:style>
    <style:style style:name="P12" style:family="paragraph" style:parent-style-name="Table_20_Contents">
      <style:text-properties officeooo:rsid="000842bd" officeooo:paragraph-rsid="000924ff"/>
    </style:style>
    <style:style style:name="P13" style:family="paragraph" style:parent-style-name="Table_20_Contents">
      <style:text-properties officeooo:rsid="000842bd" officeooo:paragraph-rsid="0009f8cf"/>
    </style:style>
    <style:style style:name="P14" style:family="paragraph" style:parent-style-name="Table_20_Contents">
      <style:text-properties officeooo:rsid="000924ff" officeooo:paragraph-rsid="000924ff"/>
    </style:style>
    <style:style style:name="P15" style:family="paragraph" style:parent-style-name="Table_20_Contents">
      <style:text-properties officeooo:rsid="0009f8cf" officeooo:paragraph-rsid="0009f8cf"/>
    </style:style>
    <style:style style:name="P16" style:family="paragraph" style:parent-style-name="Table_20_Contents">
      <style:text-properties officeooo:paragraph-rsid="0009f8cf"/>
    </style:style>
    <style:style style:name="P17" style:family="paragraph" style:parent-style-name="Header">
      <style:text-properties fo:font-weight="bold" officeooo:rsid="0009f8cf" officeooo:paragraph-rsid="0009f8cf" style:font-weight-asian="bold" style:font-weight-complex="bold"/>
    </style:style>
    <style:style style:name="T1" style:family="text">
      <style:text-properties officeooo:rsid="000726da"/>
    </style:style>
    <style:style style:name="T2" style:family="text">
      <style:text-properties officeooo:rsid="00077b4e"/>
    </style:style>
    <style:style style:name="T3" style:family="text">
      <style:text-properties officeooo:rsid="000842bd"/>
    </style:style>
    <style:style style:name="T4" style:family="text">
      <style:text-properties officeooo:rsid="000924ff"/>
    </style:style>
    <style:style style:name="T5" style:family="text">
      <style:text-properties officeooo:rsid="0009f8cf"/>
    </style:style>
    <style:style style:name="T6" style:family="text">
      <style:text-properties fo:font-variant="normal" fo:text-transform="none" fo:color="#333333" style:font-name="q serif" fo:font-size="12pt" fo:letter-spacing="normal" fo:font-style="normal" fo:font-weight="normal" officeooo:rsid="0009f8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cases for email and password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Iteration</text:p>
          </table:table-cell>
          <table:table-cell table:style-name="Table1.A1" office:value-type="string">
            <text:p text:style-name="P5">Test</text:p>
          </table:table-cell>
          <table:table-cell table:style-name="Table1.A1" office:value-type="string">
            <text:p text:style-name="P5">Function</text:p>
          </table:table-cell>
          <table:table-cell table:style-name="Table1.D1" office:value-type="string">
            <text:p text:style-name="P5">Status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Check c</text:p>
            <text:p text:style-name="P2">output=c.validateEmail(abc)</text:p>
            <text:p text:style-name="P9">output=Error;</text:p>
          </table:table-cell>
          <table:table-cell table:style-name="Table1.A2" office:value-type="string">
            <text:p text:style-name="P2">{</text:p>
            <text:p text:style-name="P2"/>
            <text:p text:style-name="P2">}</text:p>
          </table:table-cell>
          <table:table-cell table:style-name="Table1.D2" office:value-type="string">
            <text:p text:style-name="P2">Fail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><text:span text:style-name="T1">Check c;</text:span></text:p>
            <text:p text:style-name="P3"><text:span text:style-name="T2">output=</text:span>c.<text:span text:style-name="T1">emailContains</text:span>(“@”)</text:p>
            <text:p text:style-name="P9">output=”Invalid”</text:p>
          </table:table-cell>
          <table:table-cell table:style-name="Table1.A2" office:value-type="string">
            <text:p text:style-name="P6">ValidateEmail(Emailid)</text:p>
            <text:p text:style-name="P2">{</text:p>
            <text:p text:style-name="P2"><text:s text:c="4"/>if(!email.contains(“@”)<text:span text:style-name="T2">)</text:span></text:p>
            <text:p text:style-name="P2"><text:s text:c="4"/>return “<text:span text:style-name="T1">Invalid”’;</text:span></text:p>
            <text:p text:style-name="P6">}</text:p>
          </table:table-cell>
          <table:table-cell table:style-name="Table1.D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6">Check c;</text:p>
            <text:p text:style-name="P4"><text:span text:style-name="T2">output=</text:span>c.<text:span text:style-name="T1">emailContains</text:span>(“@”)</text:p>
            <text:p text:style-name="P9">output=”valid”</text:p>
          </table:table-cell>
          <table:table-cell table:style-name="Table1.A2" office:value-type="string">
            <text:p text:style-name="P6">validateEmail(Emailid)</text:p>
            <text:p text:style-name="P6">{</text:p>
            <text:p text:style-name="P6"><text:s/>if(email.contains<text:span text:style-name="T2">(“@”))</text:span></text:p>
            <text:p text:style-name="P9">return “valid email address”;</text:p>
            <text:p text:style-name="P9">else</text:p>
            <text:p text:style-name="P9">return error;</text:p>
            <text:p text:style-name="P6"/>
          </table:table-cell>
          <table:table-cell table:style-name="Table1.D2" office:value-type="string">
            <text:p text:style-name="P6">Pass</text:p>
            <text:p text:style-name="P6"/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8">Check c;</text:p>
            <text:p text:style-name="P8"><text:span text:style-name="T2">output=</text:span>c.<text:span text:style-name="T2">emailContains(“@domain)</text:span></text:p>
            <text:p text:style-name="P10">output=”<text:span text:style-name="T5">Missing top level domain</text:span>”</text:p>
          </table:table-cell>
          <table:table-cell table:style-name="Table1.A2" office:value-type="string">
            <text:p text:style-name="P8">validateEmail(Emailid)</text:p>
            <text:p text:style-name="P8">{</text:p>
            <text:p text:style-name="P8"><text:s/>if(email.contains<text:span text:style-name="T2">(“@domain”))</text:span></text:p>
            <text:p text:style-name="P10">return “<text:span text:style-name="T5">Invalid missing top level domain like .com or .org</text:span>”;</text:p>
            <text:p text:style-name="P10">else</text:p>
            <text:p text:style-name="P10">return error;</text:p>
            <text:p text:style-name="P10">}</text:p>
          </table:table-cell>
          <table:table-cell table:style-name="Table1.D2" office:value-type="string">
            <text:p text:style-name="P15">Fail</text:p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6">Check c;</text:p>
            <text:p text:style-name="P6"><text:span text:style-name="T2">output=</text:span>c.<text:span text:style-name="T2">emailContains(“@domain.com)</text:span></text:p>
            <text:p text:style-name="P9">output=”valid”</text:p>
            <text:p text:style-name="P6"/>
            <text:p text:style-name="P6"/>
          </table:table-cell>
          <table:table-cell table:style-name="Table1.A2" office:value-type="string">
            <text:p text:style-name="P7">validateEmail(Emailid)</text:p>
            <text:p text:style-name="P7">{</text:p>
            <text:p text:style-name="P7"><text:s/>if(email.contains<text:span text:style-name="T2">(“@domain.com”))</text:span></text:p>
            <text:p text:style-name="P9">return “valid”;</text:p>
            <text:p text:style-name="P9">else</text:p>
            <text:p text:style-name="P9">return error;</text:p>
            <text:p text:style-name="P9">}</text:p>
          </table:table-cell>
          <table:table-cell table:style-name="Table1.D2" office:value-type="string">
            <text:p text:style-name="P9">Pass</text:p>
          </table:table-cell>
        </table:table-row>
        <table:table-row table:style-name="Table1.7"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9">Check c;</text:p>
            <text:p text:style-name="P9"><text:span text:style-name="T3">output=</text:span>c.emailContains(<text:a xlink:type="simple" xlink:href="mailto:123@domain.com" text:style-name="Internet_20_link" text:visited-style-name="Visited_20_Internet_20_Link"><text:span text:style-name="T3">123@domain.com</text:span></text:a>)</text:p>
            <text:p text:style-name="P11">output=”valid”</text:p>
          </table:table-cell>
          <table:table-cell table:style-name="Table1.A2" office:value-type="string">
            <text:p text:style-name="P11">validateEmail(emailid)</text:p>
            <text:p text:style-name="P11">{</text:p>
            <text:p text:style-name="P11"><text:s/>if(email.contains(<text:a xlink:type="simple" xlink:href="mailto:123@domain.com" text:style-name="Internet_20_link" text:visited-style-name="Visited_20_Internet_20_Link">123@domain.com</text:a>)</text:p>
            <text:p text:style-name="P11">return valid;</text:p>
            <text:p text:style-name="P11">}</text:p>
          </table:table-cell>
          <table:table-cell table:style-name="Table1.D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2">Check c;</text:p>
            <text:p text:style-name="P12"><text:soft-page-break/>ouput=c.emailContains(email@domain@domain.com)</text:p>
            <text:p text:style-name="P12">output=”Invalid”</text:p>
          </table:table-cell>
          <table:table-cell table:style-name="Table1.A2" office:value-type="string">
            <text:p text:style-name="P11">validateEmail(emailid)</text:p>
            <text:p text:style-name="P11"><text:soft-page-break/>{</text:p>
            <text:p text:style-name="P11"><text:s/>if(email.contains(abc123@domain@domain.com)</text:p>
            <text:p text:style-name="P11">return error because two @ signs are present;</text:p>
            <text:p text:style-name="P11">}</text:p>
          </table:table-cell>
          <table:table-cell table:style-name="Table1.D2" office:value-type="string">
            <text:p text:style-name="P14">Fail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2">Check c;</text:p>
            <text:p text:style-name="P12">output=<text:span text:style-name="T4">c.emailContains(email@-domain.com)</text:span></text:p>
            <text:p text:style-name="P14">output=”error”</text:p>
          </table:table-cell>
          <table:table-cell table:style-name="Table1.A2" office:value-type="string">
            <text:p text:style-name="P12">validateEmail(emailid)</text:p>
            <text:p text:style-name="P12">{</text:p>
            <text:p text:style-name="P12"><text:s/>if(email.contains(<text:span text:style-name="T4">abc</text:span>@-domain@domain.com)</text:p>
            <text:p text:style-name="P12">return <text:span text:style-name="T4">Leading dash in front of domain is invalid</text:span>;</text:p>
            <text:p text:style-name="P12">}</text:p>
          </table:table-cell>
          <table:table-cell table:style-name="Table1.D2" office:value-type="string">
            <text:p text:style-name="P11">Fail</text:p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2">Check c;</text:p>
            <text:p text:style-name="P12">output=<text:span text:style-name="T4">c.emailContains(.email.@domain.com)</text:span></text:p>
            <text:p text:style-name="P14">output=”error leading dot and trailing dot is not allowed”</text:p>
          </table:table-cell>
          <table:table-cell table:style-name="Table1.A2" office:value-type="string">
            <text:p text:style-name="P13">validateEmail(emailid)</text:p>
            <text:p text:style-name="P13">{</text:p>
            <text:p text:style-name="P13"><text:s/>if(email.contains(.<text:span text:style-name="T4">abc.</text:span>@-domain@domain.com)</text:p>
            <text:p text:style-name="P13">return “<text:span text:style-name="T4">error leading dot and trailing dot is not allowed”</text:span></text:p>
            <text:p text:style-name="P13">}</text:p>
          </table:table-cell>
          <table:table-cell table:style-name="Table1.D2" office:value-type="string">
            <text:p text:style-name="P15">Fail</text:p>
            <text:p text:style-name="P15"/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5">Check c;</text:p>
            <text:p text:style-name="P13">output=<text:span text:style-name="T4">c.emailContains(abc.@domain.com)</text:span></text:p>
            <text:p text:style-name="P15">output=”valid”</text:p>
            <text:p text:style-name="P15"/>
          </table:table-cell>
          <table:table-cell table:style-name="Table1.A2" office:value-type="string">
            <text:p text:style-name="P13">validateEmail(emailid)</text:p>
            <text:p text:style-name="P13">{</text:p>
            <text:p text:style-name="P13"><text:s/>if(email.contains(<text:span text:style-name="T5">abc</text:span>@domain.com)</text:p>
            <text:p text:style-name="P13">return “<text:span text:style-name="T5">valid email address”</text:span></text:p>
            <text:p text:style-name="P13">}</text:p>
          </table:table-cell>
          <table:table-cell table:style-name="Table1.D2" office:value-type="string">
            <text:p text:style-name="P15">Pass</text:p>
          </table:table-cell>
        </table:table-row>
        <table:table-row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5">Check c;</text:p>
            <text:p text:style-name="P15">output=c.checkPassword(password)</text:p>
            <text:p text:style-name="P15">output=”Error”</text:p>
            <text:p text:style-name="P15"/>
          </table:table-cell>
          <table:table-cell table:style-name="Table1.A2" office:value-type="string">
            <text:p text:style-name="P15">ValidatePassword()</text:p>
            <text:p text:style-name="P15">{</text:p>
            <text:p text:style-name="P15"><text:s text:c="4"/></text:p>
            <text:p text:style-name="P15">}</text:p>
          </table:table-cell>
          <table:table-cell table:style-name="Table1.D2" office:value-type="string">
            <text:p text:style-name="P15">Fail</text:p>
          </table:table-cell>
        </table:table-row>
        <table:table-row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5">Check c;</text:p>
            <text:p text:style-name="P15">output=c.checkPasswordLength(password)</text:p>
            <text:p text:style-name="P15">output=”Valid”</text:p>
          </table:table-cell>
          <table:table-cell table:style-name="Table1.A2" office:value-type="string">
            <text:p text:style-name="P15">ValidatePassword()</text:p>
            <text:p text:style-name="P15">{</text:p>
            <text:p text:style-name="P15"><text:s text:c="2"/>if (pass word.length()&gt;16)</text:p>
            <text:p text:style-name="P15">return “valid” </text:p>
            <text:p text:style-name="P15">else</text:p>
            <text:p text:style-name="P15">return “Invalid”</text:p>
            <text:p text:style-name="P15">}</text:p>
          </table:table-cell>
          <table:table-cell table:style-name="Table1.D2" office:value-type="string">
            <text:p text:style-name="P15">Pass</text:p>
          </table:table-cell>
        </table:table-row>
        <table:table-row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Check c;</text:p>
            <text:p text:style-name="P15">output=c.checkPassword(password)</text:p>
            <text:p text:style-name="P15">output=”Password must be alphanumeric”</text:p>
          </table:table-cell>
          <table:table-cell table:style-name="Table1.A2" office:value-type="string">
            <text:p text:style-name="P15">ValidatePassword()</text:p>
            <text:p text:style-name="P15">{</text:p>
            <text:p text:style-name="P15"><text:s text:c="2"/>if (password.contains(“bcsdefstey”))</text:p>
            <text:p text:style-name="P15">return “Password must be <text:soft-page-break/>alphanumeric” </text:p>
            <text:p text:style-name="P15">}</text:p>
          </table:table-cell>
          <table:table-cell table:style-name="Table1.D2" office:value-type="string">
            <text:p text:style-name="P15">Fail</text:p>
          </table:table-cell>
        </table:table-row>
        <table:table-row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>Check c;</text:p>
            <text:p text:style-name="P15">output=c.checkPassword(password)</text:p>
            <text:p text:style-name="P15">output=”valid password”</text:p>
          </table:table-cell>
          <table:table-cell table:style-name="Table1.A2" office:value-type="string">
            <text:p text:style-name="P15">ValidatePassword()</text:p>
            <text:p text:style-name="P15">{</text:p>
            <text:p text:style-name="P16"><text:span text:style-name="T5"><text:s text:c="2"/>if (password.contains(“</text:span><text:span text:style-name="T6">6I80UK!122UkTfr1</text:span><text:span text:style-name="T5">”))</text:span></text:p>
            <text:p text:style-name="P15">return “valid password”</text:p>
            <text:p text:style-name="P15">else</text:p>
            <text:p text:style-name="P15"><text:s/>return “Invalid password </text:p>
            <text:p text:style-name="P15">}</text:p>
          </table:table-cell>
          <table:table-cell table:style-name="Table1.D2" office:value-type="string">
            <text:p text:style-name="P15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9f8cf" officeooo:paragraph-rsid="0009f8c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11:37.437524988</meta:creation-date>
    <dc:date>2018-10-18T16:36:51.877781334</dc:date>
    <meta:editing-duration>PT4M1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3" meta:paragraph-count="150" meta:word-count="241" meta:character-count="2253" meta:non-whitespace-character-count="2131"/>
  </office:meta>
</office:document-meta>
</file>